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83dd8"/>
    </style:style>
    <style:style style:name="P2" style:family="paragraph" style:parent-style-name="Standard">
      <style:paragraph-properties fo:text-align="justify" style:justify-single-word="false"/>
      <style:text-properties officeooo:paragraph-rsid="000cfdeb"/>
    </style:style>
    <style:style style:name="P3" style:family="paragraph" style:parent-style-name="Standard">
      <style:paragraph-properties fo:text-align="justify" style:justify-single-word="false"/>
      <style:text-properties officeooo:paragraph-rsid="0010e85a"/>
    </style:style>
    <style:style style:name="P4" style:family="paragraph" style:parent-style-name="Standard">
      <style:paragraph-properties fo:text-align="justify" style:justify-single-word="false"/>
      <style:text-properties officeooo:paragraph-rsid="001f5c9a"/>
    </style:style>
    <style:style style:name="P5" style:family="paragraph" style:parent-style-name="Standard">
      <style:paragraph-properties fo:text-align="justify" style:justify-single-word="false"/>
      <style:text-properties officeooo:paragraph-rsid="00313cd1"/>
    </style:style>
    <style:style style:name="P6" style:family="paragraph" style:parent-style-name="Standard">
      <style:paragraph-properties fo:text-align="justify" style:justify-single-word="false"/>
      <style:text-properties officeooo:paragraph-rsid="0035adfa"/>
    </style:style>
    <style:style style:name="P7" style:family="paragraph" style:parent-style-name="Standard">
      <style:paragraph-properties fo:text-align="justify" style:justify-single-word="false"/>
      <style:text-properties officeooo:paragraph-rsid="00492db5"/>
    </style:style>
    <style:style style:name="P8" style:family="paragraph" style:parent-style-name="Standard">
      <style:paragraph-properties fo:text-align="justify" style:justify-single-word="false"/>
      <style:text-properties officeooo:paragraph-rsid="004a8150"/>
    </style:style>
    <style:style style:name="P9" style:family="paragraph" style:parent-style-name="Standard">
      <style:paragraph-properties fo:text-align="justify" style:justify-single-word="false"/>
      <style:text-properties officeooo:paragraph-rsid="00802afa"/>
    </style:style>
    <style:style style:name="P10" style:family="paragraph" style:parent-style-name="Standard">
      <style:paragraph-properties fo:text-align="justify" style:justify-single-word="false"/>
      <style:text-properties officeooo:paragraph-rsid="00886863"/>
    </style:style>
    <style:style style:name="P11" style:family="paragraph" style:parent-style-name="Standard">
      <style:paragraph-properties fo:text-align="center" style:justify-single-word="false"/>
      <style:text-properties officeooo:paragraph-rsid="008b63cc"/>
    </style:style>
    <style:style style:name="P12" style:family="paragraph" style:parent-style-name="Standard">
      <style:paragraph-properties fo:text-align="justify" style:justify-single-word="false" fo:break-before="page"/>
      <style:text-properties fo:font-size="20pt" style:text-underline-style="solid" style:text-underline-width="auto" style:text-underline-color="font-color" officeooo:paragraph-rsid="00332134" style:font-size-asian="20pt" style:font-size-complex="20pt"/>
    </style:style>
    <style:style style:name="P13" style:family="paragraph" style:parent-style-name="Standard">
      <style:paragraph-properties fo:text-align="justify" style:justify-single-word="false"/>
      <style:text-properties officeooo:rsid="00083dd8" officeooo:paragraph-rsid="00083dd8"/>
    </style:style>
    <style:style style:name="P14" style:family="paragraph" style:parent-style-name="Standard">
      <style:paragraph-properties fo:text-align="justify" style:justify-single-word="false"/>
      <style:text-properties officeooo:rsid="00083dd8" officeooo:paragraph-rsid="008b63cc"/>
    </style:style>
    <style:style style:name="P15" style:family="paragraph" style:parent-style-name="Standard">
      <style:paragraph-properties fo:text-align="end" style:justify-single-word="false"/>
      <style:text-properties officeooo:rsid="00083dd8" officeooo:paragraph-rsid="008b63cc"/>
    </style:style>
    <style:style style:name="P16" style:family="paragraph" style:parent-style-name="Standard">
      <style:paragraph-properties fo:text-align="justify" style:justify-single-word="false"/>
      <style:text-properties fo:font-size="40pt" officeooo:rsid="00083dd8" officeooo:paragraph-rsid="00083dd8" style:font-size-asian="40pt" style:font-size-complex="40pt"/>
    </style:style>
    <style:style style:name="P17" style:family="paragraph" style:parent-style-name="Standard">
      <style:paragraph-properties fo:text-align="center" style:justify-single-word="false"/>
      <style:text-properties fo:font-size="40pt" officeooo:rsid="00083dd8" officeooo:paragraph-rsid="00083dd8" style:font-size-asian="40pt" style:font-size-complex="40pt"/>
    </style:style>
    <style:style style:name="P18" style:family="paragraph" style:parent-style-name="Standard">
      <style:paragraph-properties fo:text-align="center" style:justify-single-word="false"/>
      <style:text-properties fo:font-size="40pt" officeooo:rsid="00083dd8" officeooo:paragraph-rsid="00834f26" style:font-size-asian="40pt" style:font-size-complex="40pt"/>
    </style:style>
    <style:style style:name="P19" style:family="paragraph" style:parent-style-name="Standard">
      <style:paragraph-properties fo:text-align="justify" style:justify-single-word="false"/>
      <style:text-properties officeooo:rsid="008d5762" officeooo:paragraph-rsid="008d5762"/>
    </style:style>
    <style:style style:name="P20" style:family="paragraph" style:parent-style-name="Standard">
      <style:paragraph-properties fo:text-align="justify" style:justify-single-word="false"/>
      <style:text-properties officeooo:rsid="00896bb5" officeooo:paragraph-rsid="00083dd8"/>
    </style:style>
    <style:style style:name="P21" style:family="paragraph" style:parent-style-name="Standard">
      <style:paragraph-properties fo:text-align="justify" style:justify-single-word="false"/>
      <style:text-properties officeooo:rsid="009f9861" officeooo:paragraph-rsid="009f9861"/>
    </style:style>
    <style:style style:name="P22" style:family="paragraph" style:parent-style-name="Standard">
      <style:paragraph-properties fo:text-align="justify" style:justify-single-word="false"/>
      <style:text-properties officeooo:rsid="007eec58" officeooo:paragraph-rsid="007eec58"/>
    </style:style>
    <style:style style:name="P23" style:family="paragraph" style:parent-style-name="Standard" style:list-style-name="L4">
      <style:paragraph-properties fo:text-align="justify" style:justify-single-word="false"/>
      <style:text-properties fo:font-weight="bold" officeooo:paragraph-rsid="001f5c9a" style:font-weight-asian="bold" style:font-weight-complex="bold"/>
    </style:style>
    <style:style style:name="P24" style:family="paragraph" style:parent-style-name="Standard" style:list-style-name="L7">
      <style:paragraph-properties fo:text-align="justify" style:justify-single-word="false"/>
      <style:text-properties fo:font-weight="bold" officeooo:paragraph-rsid="004a8150" style:font-weight-asian="bold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font-weight="bold" officeooo:rsid="000bd0df" officeooo:paragraph-rsid="000ba047" style:font-weight-asian="bold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bold" officeooo:rsid="001f118d" officeooo:paragraph-rsid="001f118d" style:font-weight-asian="bold" style:font-weight-complex="bold"/>
    </style:style>
    <style:style style:name="P27" style:family="paragraph" style:parent-style-name="Standard" style:list-style-name="L3">
      <style:paragraph-properties fo:text-align="justify" style:justify-single-word="false"/>
      <style:text-properties fo:font-weight="bold" officeooo:rsid="009f9861" officeooo:paragraph-rsid="009f9861" style:font-weight-asian="bold" style:font-weight-complex="bold"/>
    </style:style>
    <style:style style:name="P28" style:family="paragraph" style:parent-style-name="Standard" style:list-style-name="L5">
      <style:paragraph-properties fo:text-align="justify" style:justify-single-word="false"/>
      <style:text-properties fo:font-weight="bold" officeooo:rsid="00312901" officeooo:paragraph-rsid="00312901" style:font-weight-asian="bold" style:font-weight-complex="bold"/>
    </style:style>
    <style:style style:name="P29" style:family="paragraph" style:parent-style-name="Standard" style:list-style-name="L6">
      <style:paragraph-properties fo:text-align="justify" style:justify-single-word="false"/>
      <style:text-properties fo:font-weight="bold" officeooo:rsid="00802afa" officeooo:paragraph-rsid="00802afa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332134" officeooo:paragraph-rsid="00492db5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332134" officeooo:paragraph-rsid="00bd189e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332134" officeooo:paragraph-rsid="00bd6f10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1de7e3" officeooo:paragraph-rsid="0010e85a"/>
    </style:style>
    <style:style style:name="P34" style:family="paragraph" style:parent-style-name="Standard">
      <style:paragraph-properties fo:text-align="justify" style:justify-single-word="false"/>
      <style:text-properties officeooo:rsid="001f118d" officeooo:paragraph-rsid="001f118d"/>
    </style:style>
    <style:style style:name="P35" style:family="paragraph" style:parent-style-name="Standard">
      <style:paragraph-properties fo:text-align="justify" style:justify-single-word="false"/>
      <style:text-properties officeooo:rsid="001f118d" officeooo:paragraph-rsid="009f9861"/>
    </style:style>
    <style:style style:name="P36" style:family="paragraph" style:parent-style-name="Standard">
      <style:paragraph-properties fo:text-align="justify" style:justify-single-word="false"/>
      <style:text-properties officeooo:rsid="002f44f6" officeooo:paragraph-rsid="001f5c9a"/>
    </style:style>
    <style:style style:name="P37" style:family="paragraph" style:parent-style-name="Standard">
      <style:paragraph-properties fo:text-align="justify" style:justify-single-word="false"/>
      <style:text-properties officeooo:rsid="003cacdc" officeooo:paragraph-rsid="00313cd1"/>
    </style:style>
    <style:style style:name="P38" style:family="paragraph" style:parent-style-name="Standard">
      <style:paragraph-properties fo:text-align="justify" style:justify-single-word="false"/>
      <style:text-properties officeooo:rsid="0081fcb8" officeooo:paragraph-rsid="00802afa"/>
    </style:style>
    <style:style style:name="P39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officeooo:rsid="00332134" officeooo:paragraph-rsid="00332134" style:font-size-asian="20pt" style:font-size-complex="20pt"/>
    </style:style>
    <style:style style:name="P40" style:family="paragraph" style:parent-style-name="Standard">
      <style:paragraph-properties fo:text-align="justify" style:justify-single-word="false"/>
      <style:text-properties officeooo:rsid="00332134" officeooo:paragraph-rsid="00332134"/>
    </style:style>
    <style:style style:name="P41" style:family="paragraph" style:parent-style-name="Standard">
      <style:paragraph-properties fo:text-align="justify" style:justify-single-word="false"/>
      <style:text-properties officeooo:rsid="00332134" officeooo:paragraph-rsid="00492db5"/>
    </style:style>
    <style:style style:name="P42" style:family="paragraph" style:parent-style-name="Standard">
      <style:paragraph-properties fo:text-align="justify" style:justify-single-word="false"/>
      <style:text-properties officeooo:rsid="00332134" officeooo:paragraph-rsid="00bd189e"/>
    </style:style>
    <style:style style:name="P43" style:family="paragraph" style:parent-style-name="Standard">
      <style:paragraph-properties fo:text-align="justify" style:justify-single-word="false"/>
      <style:text-properties officeooo:rsid="00332134" officeooo:paragraph-rsid="00bf6d8d"/>
    </style:style>
    <style:style style:name="P44" style:family="paragraph" style:parent-style-name="Standard">
      <style:paragraph-properties fo:text-align="justify" style:justify-single-word="false"/>
      <style:text-properties officeooo:paragraph-rsid="00463703"/>
    </style:style>
    <style:style style:name="P45" style:family="paragraph" style:parent-style-name="Standard">
      <style:paragraph-properties fo:text-align="justify" style:justify-single-word="false"/>
      <style:text-properties officeooo:paragraph-rsid="00b3054e"/>
    </style:style>
    <style:style style:name="P46" style:family="paragraph" style:parent-style-name="Standard">
      <style:paragraph-properties fo:text-align="justify" style:justify-single-word="false"/>
      <style:text-properties officeooo:paragraph-rsid="004004fa"/>
    </style:style>
    <style:style style:name="P47" style:family="paragraph" style:parent-style-name="Standard">
      <style:paragraph-properties fo:text-align="justify" style:justify-single-word="false"/>
      <style:text-properties officeooo:paragraph-rsid="00459eae"/>
    </style:style>
    <style:style style:name="P48" style:family="paragraph" style:parent-style-name="Standard">
      <style:paragraph-properties fo:text-align="justify" style:justify-single-word="false"/>
      <style:text-properties officeooo:paragraph-rsid="00473534"/>
    </style:style>
    <style:style style:name="P49" style:family="paragraph" style:parent-style-name="Standard">
      <style:paragraph-properties fo:text-align="justify" style:justify-single-word="false"/>
      <style:text-properties officeooo:paragraph-rsid="00bf6d8d"/>
    </style:style>
    <style:style style:name="P50" style:family="paragraph" style:parent-style-name="Standard" style:list-style-name="L8">
      <style:paragraph-properties fo:text-align="justify" style:justify-single-word="false"/>
      <style:text-properties officeooo:paragraph-rsid="00bf6d8d"/>
    </style:style>
    <style:style style:name="P51" style:family="paragraph" style:parent-style-name="Standard">
      <style:paragraph-properties fo:text-align="justify" style:justify-single-word="false"/>
      <style:text-properties officeooo:paragraph-rsid="00ba51b5"/>
    </style:style>
    <style:style style:name="P5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3f0854"/>
    </style:style>
    <style:style style:name="P5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083dd8"/>
    </style:style>
    <style:style style:name="P54" style:family="paragraph" style:parent-style-name="Standard">
      <style:paragraph-properties fo:text-align="justify" style:justify-single-word="false"/>
      <style:text-properties fo:font-size="24pt" officeooo:rsid="00332134" officeooo:paragraph-rsid="00ba51b5" style:font-size-asian="24pt" style:font-size-complex="24pt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332134" officeooo:paragraph-rsid="00bd6f10" style:font-weight-asian="normal" style:font-weight-complex="normal"/>
    </style:style>
    <style:style style:name="P56" style:family="paragraph" style:parent-style-name="Standard">
      <style:paragraph-properties fo:text-align="justify" style:justify-single-word="false" fo:break-before="page"/>
      <style:text-properties fo:font-size="20pt" style:text-underline-style="solid" style:text-underline-width="auto" style:text-underline-color="font-color" officeooo:rsid="00083dd8" officeooo:paragraph-rsid="00083dd8" style:font-size-asian="20pt" style:font-size-complex="20pt"/>
    </style:style>
    <style:style style:name="P57" style:family="paragraph" style:parent-style-name="Standard">
      <style:paragraph-properties fo:text-align="justify" style:justify-single-word="false" fo:break-before="page"/>
      <style:text-properties fo:font-size="20pt" style:text-underline-style="solid" style:text-underline-width="auto" style:text-underline-color="font-color" officeooo:rsid="00332134" officeooo:paragraph-rsid="00ba51b5" style:font-size-asian="20pt" style:font-size-complex="20pt"/>
    </style:style>
    <style:style style:name="T1" style:family="text">
      <style:text-properties officeooo:rsid="00083dd8"/>
    </style:style>
    <style:style style:name="T2" style:family="text">
      <style:text-properties officeooo:rsid="0009fbf1"/>
    </style:style>
    <style:style style:name="T3" style:family="text">
      <style:text-properties officeooo:rsid="000cfdeb"/>
    </style:style>
    <style:style style:name="T4" style:family="text">
      <style:text-properties officeooo:rsid="000dce98"/>
    </style:style>
    <style:style style:name="T5" style:family="text">
      <style:text-properties officeooo:rsid="000f76f6"/>
    </style:style>
    <style:style style:name="T6" style:family="text">
      <style:text-properties officeooo:rsid="0010a6c0"/>
    </style:style>
    <style:style style:name="T7" style:family="text">
      <style:text-properties officeooo:rsid="0010e85a"/>
    </style:style>
    <style:style style:name="T8" style:family="text">
      <style:text-properties officeooo:rsid="001191f6"/>
    </style:style>
    <style:style style:name="T9" style:family="text">
      <style:text-properties officeooo:rsid="00138055"/>
    </style:style>
    <style:style style:name="T10" style:family="text">
      <style:text-properties officeooo:rsid="00154783"/>
    </style:style>
    <style:style style:name="T11" style:family="text">
      <style:text-properties officeooo:rsid="0017303b"/>
    </style:style>
    <style:style style:name="T12" style:family="text">
      <style:text-properties officeooo:rsid="0018e73c"/>
    </style:style>
    <style:style style:name="T13" style:family="text">
      <style:text-properties officeooo:rsid="00193467"/>
    </style:style>
    <style:style style:name="T14" style:family="text">
      <style:text-properties officeooo:rsid="001a5180"/>
    </style:style>
    <style:style style:name="T15" style:family="text">
      <style:text-properties officeooo:rsid="001b2963"/>
    </style:style>
    <style:style style:name="T16" style:family="text">
      <style:text-properties officeooo:rsid="001de7e3"/>
    </style:style>
    <style:style style:name="T17" style:family="text">
      <style:text-properties officeooo:rsid="001f5c9a"/>
    </style:style>
    <style:style style:name="T18" style:family="text">
      <style:text-properties officeooo:rsid="00208275"/>
    </style:style>
    <style:style style:name="T19" style:family="text">
      <style:text-properties officeooo:rsid="0020f739"/>
    </style:style>
    <style:style style:name="T20" style:family="text">
      <style:text-properties officeooo:rsid="00228eef"/>
    </style:style>
    <style:style style:name="T21" style:family="text">
      <style:text-properties officeooo:rsid="00258326"/>
    </style:style>
    <style:style style:name="T22" style:family="text">
      <style:text-properties officeooo:rsid="00274b66"/>
    </style:style>
    <style:style style:name="T23" style:family="text">
      <style:text-properties officeooo:rsid="002899e2"/>
    </style:style>
    <style:style style:name="T24" style:family="text">
      <style:text-properties officeooo:rsid="002907ed"/>
    </style:style>
    <style:style style:name="T25" style:family="text">
      <style:text-properties officeooo:rsid="00293069"/>
    </style:style>
    <style:style style:name="T26" style:family="text">
      <style:text-properties officeooo:rsid="002a6462"/>
    </style:style>
    <style:style style:name="T27" style:family="text">
      <style:text-properties officeooo:rsid="002b7457"/>
    </style:style>
    <style:style style:name="T28" style:family="text">
      <style:text-properties officeooo:rsid="00313cd1"/>
    </style:style>
    <style:style style:name="T29" style:family="text">
      <style:text-properties officeooo:rsid="00332134"/>
    </style:style>
    <style:style style:name="T30" style:family="text">
      <style:text-properties officeooo:rsid="0033e2fc"/>
    </style:style>
    <style:style style:name="T31" style:family="text">
      <style:text-properties officeooo:rsid="0035adfa"/>
    </style:style>
    <style:style style:name="T32" style:family="text">
      <style:text-properties officeooo:rsid="00364ca5"/>
    </style:style>
    <style:style style:name="T33" style:family="text">
      <style:text-properties officeooo:rsid="0036bc01"/>
    </style:style>
    <style:style style:name="T34" style:family="text">
      <style:text-properties officeooo:rsid="0037c011"/>
    </style:style>
    <style:style style:name="T35" style:family="text">
      <style:text-properties officeooo:rsid="0038004c"/>
    </style:style>
    <style:style style:name="T36" style:family="text">
      <style:text-properties officeooo:rsid="00391ee2"/>
    </style:style>
    <style:style style:name="T37" style:family="text">
      <style:text-properties officeooo:rsid="0039dcd2"/>
    </style:style>
    <style:style style:name="T38" style:family="text">
      <style:text-properties officeooo:rsid="003cacdc"/>
    </style:style>
    <style:style style:name="T39" style:family="text">
      <style:text-properties officeooo:rsid="003f0854"/>
    </style:style>
    <style:style style:name="T40" style:family="text">
      <style:text-properties officeooo:rsid="004004fa"/>
    </style:style>
    <style:style style:name="T41" style:family="text">
      <style:text-properties officeooo:rsid="0043eaaa"/>
    </style:style>
    <style:style style:name="T42" style:family="text">
      <style:text-properties officeooo:rsid="00459eae"/>
    </style:style>
    <style:style style:name="T43" style:family="text">
      <style:text-properties officeooo:rsid="00463703"/>
    </style:style>
    <style:style style:name="T44" style:family="text">
      <style:text-properties officeooo:rsid="004672a8"/>
    </style:style>
    <style:style style:name="T45" style:family="text">
      <style:text-properties officeooo:rsid="004710b1"/>
    </style:style>
    <style:style style:name="T46" style:family="text">
      <style:text-properties officeooo:rsid="00473534"/>
    </style:style>
    <style:style style:name="T47" style:family="text">
      <style:text-properties officeooo:rsid="004a8150"/>
    </style:style>
    <style:style style:name="T48" style:family="text">
      <style:text-properties officeooo:rsid="004c11e4"/>
    </style:style>
    <style:style style:name="T49" style:family="text">
      <style:text-properties officeooo:rsid="004cf85d"/>
    </style:style>
    <style:style style:name="T50" style:family="text">
      <style:text-properties officeooo:rsid="004eb3cf"/>
    </style:style>
    <style:style style:name="T51" style:family="text">
      <style:text-properties officeooo:rsid="00506105"/>
    </style:style>
    <style:style style:name="T52" style:family="text">
      <style:text-properties officeooo:rsid="0051160b"/>
    </style:style>
    <style:style style:name="T53" style:family="text">
      <style:text-properties officeooo:rsid="0052ac90"/>
    </style:style>
    <style:style style:name="T54" style:family="text">
      <style:text-properties officeooo:rsid="00545182"/>
    </style:style>
    <style:style style:name="T55" style:family="text">
      <style:text-properties officeooo:rsid="0055bc7b"/>
    </style:style>
    <style:style style:name="T56" style:family="text">
      <style:text-properties officeooo:rsid="0055e643"/>
    </style:style>
    <style:style style:name="T57" style:family="text">
      <style:text-properties officeooo:rsid="0056fabd"/>
    </style:style>
    <style:style style:name="T58" style:family="text">
      <style:text-properties officeooo:rsid="0058a82d"/>
    </style:style>
    <style:style style:name="T59" style:family="text">
      <style:text-properties officeooo:rsid="00598081"/>
    </style:style>
    <style:style style:name="T60" style:family="text">
      <style:text-properties officeooo:rsid="005c8c33"/>
    </style:style>
    <style:style style:name="T61" style:family="text">
      <style:text-properties officeooo:rsid="005e2250"/>
    </style:style>
    <style:style style:name="T62" style:family="text">
      <style:text-properties officeooo:rsid="0060f9f0"/>
    </style:style>
    <style:style style:name="T63" style:family="text">
      <style:text-properties officeooo:rsid="0062c9fc"/>
    </style:style>
    <style:style style:name="T64" style:family="text">
      <style:text-properties officeooo:rsid="0066ebfe"/>
    </style:style>
    <style:style style:name="T65" style:family="text">
      <style:text-properties officeooo:rsid="00687f8b"/>
    </style:style>
    <style:style style:name="T66" style:family="text">
      <style:text-properties officeooo:rsid="0068d01f"/>
    </style:style>
    <style:style style:name="T67" style:family="text">
      <style:text-properties officeooo:rsid="006a0446"/>
    </style:style>
    <style:style style:name="T68" style:family="text">
      <style:text-properties officeooo:rsid="006bdc7c"/>
    </style:style>
    <style:style style:name="T69" style:family="text">
      <style:text-properties officeooo:rsid="006d6740"/>
    </style:style>
    <style:style style:name="T70" style:family="text">
      <style:text-properties officeooo:rsid="006f17c0"/>
    </style:style>
    <style:style style:name="T71" style:family="text">
      <style:text-properties officeooo:rsid="0071175e"/>
    </style:style>
    <style:style style:name="T72" style:family="text">
      <style:text-properties officeooo:rsid="0072a016"/>
    </style:style>
    <style:style style:name="T73" style:family="text">
      <style:text-properties officeooo:rsid="00737051"/>
    </style:style>
    <style:style style:name="T74" style:family="text">
      <style:text-properties officeooo:rsid="00738d5d"/>
    </style:style>
    <style:style style:name="T75" style:family="text">
      <style:text-properties officeooo:rsid="0073b24a"/>
    </style:style>
    <style:style style:name="T76" style:family="text">
      <style:text-properties officeooo:rsid="0074b8e4"/>
    </style:style>
    <style:style style:name="T77" style:family="text">
      <style:text-properties officeooo:rsid="00757187"/>
    </style:style>
    <style:style style:name="T78" style:family="text">
      <style:text-properties officeooo:rsid="00767f3b"/>
    </style:style>
    <style:style style:name="T79" style:family="text">
      <style:text-properties officeooo:rsid="0077d215"/>
    </style:style>
    <style:style style:name="T80" style:family="text">
      <style:text-properties officeooo:rsid="00780b4b"/>
    </style:style>
    <style:style style:name="T81" style:family="text">
      <style:text-properties officeooo:rsid="007b7cf8"/>
    </style:style>
    <style:style style:name="T82" style:family="text">
      <style:text-properties officeooo:rsid="007d144f"/>
    </style:style>
    <style:style style:name="T83" style:family="text">
      <style:text-properties officeooo:rsid="007d8052"/>
    </style:style>
    <style:style style:name="T84" style:family="text">
      <style:text-properties officeooo:rsid="007dc703"/>
    </style:style>
    <style:style style:name="T85" style:family="text">
      <style:text-properties officeooo:rsid="00802afa"/>
    </style:style>
    <style:style style:name="T86" style:family="text">
      <style:text-properties officeooo:rsid="0081fcb8"/>
    </style:style>
    <style:style style:name="T87" style:family="text">
      <style:text-properties officeooo:rsid="008f7d77"/>
    </style:style>
    <style:style style:name="T88" style:family="text">
      <style:text-properties officeooo:rsid="0090dfbe"/>
    </style:style>
    <style:style style:name="T89" style:family="text">
      <style:text-properties officeooo:rsid="0093c748"/>
    </style:style>
    <style:style style:name="T90" style:family="text">
      <style:text-properties officeooo:rsid="009480d6"/>
    </style:style>
    <style:style style:name="T91" style:family="text">
      <style:text-properties officeooo:rsid="00950137"/>
    </style:style>
    <style:style style:name="T92" style:family="text">
      <style:text-properties officeooo:rsid="0096c205"/>
    </style:style>
    <style:style style:name="T93" style:family="text">
      <style:text-properties officeooo:rsid="0097fef7"/>
    </style:style>
    <style:style style:name="T94" style:family="text">
      <style:text-properties officeooo:rsid="009a71c1"/>
    </style:style>
    <style:style style:name="T95" style:family="text">
      <style:text-properties officeooo:rsid="009ac8c7"/>
    </style:style>
    <style:style style:name="T96" style:family="text">
      <style:text-properties officeooo:rsid="009b78e7"/>
    </style:style>
    <style:style style:name="T97" style:family="text">
      <style:text-properties officeooo:rsid="009e44b3"/>
    </style:style>
    <style:style style:name="T98" style:family="text">
      <style:text-properties officeooo:rsid="009f9861"/>
    </style:style>
    <style:style style:name="T99" style:family="text">
      <style:text-properties officeooo:rsid="00a13b17"/>
    </style:style>
    <style:style style:name="T100" style:family="text">
      <style:text-properties fo:font-weight="bold" officeooo:rsid="00a13b17" style:font-weight-asian="bold" style:font-weight-complex="bold"/>
    </style:style>
    <style:style style:name="T101" style:family="text">
      <style:text-properties fo:font-weight="bold" officeooo:rsid="0035adfa" style:font-weight-asian="bold" style:font-weight-complex="bold"/>
    </style:style>
    <style:style style:name="T102" style:family="text">
      <style:text-properties fo:font-weight="bold" officeooo:rsid="00b888e7" style:font-weight-asian="bold" style:font-weight-complex="bold"/>
    </style:style>
    <style:style style:name="T103" style:family="text">
      <style:text-properties fo:font-weight="bold" officeooo:rsid="00357010" style:font-weight-asian="bold" style:font-weight-complex="bold"/>
    </style:style>
    <style:style style:name="T104" style:family="text">
      <style:text-properties officeooo:rsid="00a2f034"/>
    </style:style>
    <style:style style:name="T105" style:family="text">
      <style:text-properties officeooo:rsid="00a34a71"/>
    </style:style>
    <style:style style:name="T106" style:family="text">
      <style:text-properties officeooo:rsid="00a3f02d"/>
    </style:style>
    <style:style style:name="T107" style:family="text">
      <style:text-properties officeooo:rsid="00a48fba"/>
    </style:style>
    <style:style style:name="T108" style:family="text">
      <style:text-properties officeooo:rsid="00a58f2c"/>
    </style:style>
    <style:style style:name="T109" style:family="text">
      <style:text-properties officeooo:rsid="00a89987"/>
    </style:style>
    <style:style style:name="T110" style:family="text">
      <style:text-properties officeooo:rsid="00a9db78"/>
    </style:style>
    <style:style style:name="T111" style:family="text">
      <style:text-properties officeooo:rsid="00aa9d9b"/>
    </style:style>
    <style:style style:name="T112" style:family="text">
      <style:text-properties officeooo:rsid="00ab36b2"/>
    </style:style>
    <style:style style:name="T113" style:family="text">
      <style:text-properties officeooo:rsid="00ab3be0"/>
    </style:style>
    <style:style style:name="T114" style:family="text">
      <style:text-properties officeooo:rsid="00ab8059"/>
    </style:style>
    <style:style style:name="T115" style:family="text">
      <style:text-properties officeooo:rsid="00ac6a10"/>
    </style:style>
    <style:style style:name="T116" style:family="text">
      <style:text-properties officeooo:rsid="00b13592"/>
    </style:style>
    <style:style style:name="T117" style:family="text">
      <style:text-properties officeooo:rsid="00b26794"/>
    </style:style>
    <style:style style:name="T118" style:family="text">
      <style:text-properties officeooo:rsid="00b2801b"/>
    </style:style>
    <style:style style:name="T119" style:family="text">
      <style:text-properties officeooo:rsid="00b3054e"/>
    </style:style>
    <style:style style:name="T120" style:family="text">
      <style:text-properties officeooo:rsid="00b48aaf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officeooo:rsid="00b6768b"/>
    </style:style>
    <style:style style:name="T123" style:family="text">
      <style:text-properties officeooo:rsid="00b85dbf"/>
    </style:style>
    <style:style style:name="T124" style:family="text">
      <style:text-properties officeooo:rsid="00ba51b5"/>
    </style:style>
    <style:style style:name="T125" style:family="text">
      <style:text-properties officeooo:rsid="00bd189e"/>
    </style:style>
    <style:style style:name="T126" style:family="text">
      <style:text-properties officeooo:rsid="00bd6f1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6"/>
      <text:p text:style-name="P17">ISE 2014</text:p>
      <text:p text:style-name="P17"/>
      <text:p text:style-name="P18">Compte-rendu de l'équipe<text:line-break/>VROUM</text:p>
      <text:p text:style-name="P13"/>
      <text:p text:style-name="P13"/>
      <text:p text:style-name="P15">Pierre Bourré</text:p>
      <text:p text:style-name="P13">Pierre-François Gimenez</text:p>
      <text:p text:style-name="P11"><text:span text:style-name="T1"><draw:frame draw:style-name="fr1" draw:name="images3" text:anchor-type="as-char" svg:width="1.64cm" svg:height="2.117cm" draw:z-index="1"><draw:image xlink:href="http://trombi.it-sudparis.eu/photo.php?uid=gimenez&amp;h=80&amp;w=62" xlink:type="simple" xlink:show="embed" xlink:actuate="onLoad"/></draw:frame></text:span><text:span text:style-name="T1"> <text:tab/><text:tab/><text:tab/><text:tab/><text:tab/><text:tab/><text:tab/><text:tab/> <text:tab/><text:tab/><text:tab/></text:span><text:span text:style-name="T1"><draw:frame draw:style-name="fr1" draw:name="images2" text:anchor-type="as-char" svg:width="1.64cm" svg:height="2.117cm" draw:z-index="0"><draw:image xlink:href="http://trombi.it-sudparis.eu/photo.php?uid=bourre_p&amp;h=80&amp;w=62" xlink:type="simple" xlink:show="embed" xlink:actuate="onLoad"/></draw:frame></text:span><text:span text:style-name="T1"> </text:span></text:p>
      <text:p text:style-name="P14"/>
      <text:p text:style-name="P15">Clément Christomanos</text:p>
      <text:p text:style-name="P14">François Boutigny</text:p>
      <text:p text:style-name="P1"><text:span text:style-name="T1"><draw:frame draw:style-name="fr1" draw:name="images4" text:anchor-type="as-char" svg:width="1.64cm" svg:height="2.117cm" draw:z-index="2"><draw:image xlink:href="http://trombi.it-sudparis.eu/photo.php?uid=boutigny&amp;h=80&amp;w=62" xlink:type="simple" xlink:show="embed" xlink:actuate="onLoad"/></draw:frame></text:span><text:span text:style-name="T1"> <text:tab/><text:tab/><text:tab/><text:tab/><text:tab/><text:tab/><text:tab/><text:tab/><text:tab/><text:tab/><text:tab/></text:span><text:span text:style-name="T1"><draw:frame draw:style-name="fr1" draw:name="images5" text:anchor-type="as-char" svg:width="1.64cm" svg:height="2.117cm" draw:z-index="3"><draw:image xlink:href="http://trombi.it-sudparis.eu/photo.php?uid=christom&amp;h=80&amp;w=62" xlink:type="simple" xlink:show="embed" xlink:actuate="onLoad"/></draw:frame></text:span><text:span text:style-name="T1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9">(photo de la voiture avec du sopalin)</text:p>
      <text:p text:style-name="P20"/>
      <text:p text:style-name="P56">Carte Maître</text:p>
      <text:p text:style-name="P13"/>
      <text:p text:style-name="P53"><text:span text:style-name="T1">Fonction</text:span><text:span text:style-name="T2">s</text:span><text:span text:style-name="T1"> réalisée</text:span><text:span text:style-name="T2">s</text:span><text:span text:style-name="T1"> :</text:span></text:p>
      <text:p text:style-name="P13">- PWM de direction et de vitesse</text:p>
      <text:p text:style-name="P13">- Détection de la piste et modification de la direction en conséquence</text:p>
      <text:p text:style-name="P21">- Stratégie de changement de vitesse</text:p>
      <text:p text:style-name="P1"><text:span text:style-name="T1">- Asservissement en vitesse </text:span><text:span text:style-name="T98">grâce à la codeuse</text:span></text:p>
      <text:p text:style-name="P13">- Gestion des boutons poussoirs</text:p>
      <text:p text:style-name="P22">- Mode d'économie d'énergie</text:p>
      <text:p text:style-name="P13"/>
      <text:list xml:id="list8612104139568087446" text:style-name="L1">
        <text:list-item>
          <text:p text:style-name="P25">PWM de direction et de vitesse</text:p>
        </text:list-item>
      </text:list>
      <text:p text:style-name="P2"><text:span text:style-name="T3"><text:tab/></text:span><text:span text:style-name="T93">Le PWM utilisé n'est pas celui-ci </text:span><text:span text:style-name="T94">dont le code a été donné</text:span><text:span text:style-name="T93">. </text:span><text:span text:style-name="T94">Comprenez, ç'aurait été trop facile. </text:span><text:span text:style-name="T95">En fait, notre PWM était déjà prêt et fonctionnel, </text:span><text:span text:style-name="T96">donc il était plus simple de conserver le nôtre que de s'habituer à un nouveau</text:span><text:span text:style-name="T95">.</text:span></text:p>
      <text:p text:style-name="P2"><text:span text:style-name="T3"><text:tab/>La boucle principale du code, qui couvre presque tout le code (hormis l'initialisation) dure 2,5ms. </text:span><text:span text:style-name="T4">Elle est donc exécutée 8 fois par cycle PWM (qui dure 20ms).</text:span><text:span text:style-name="T5"> </text:span><text:span text:style-name="T6">C'est la valeur pointée par R0 qui détermine la valeur du PWM (R0 pointera sur </text:span><text:span text:style-name="T80">la </text:span><text:span text:style-name="T6">direction une fois sur huit, sur </text:span><text:span text:style-name="T80">la </text:span><text:span text:style-name="T6">vitesse une fois sur huit, et sur une valeur nulle six fois sur huit).</text:span></text:p>
      <text:p text:style-name="P3"><text:span text:style-name="T7"><text:tab/>Le fait d'avoir une boucle de faible durée permet d'augmenter la précision temporelle de la détection de la ligne noire. </text:span><text:span text:style-name="T8">Il ne serait pas impossible de réduire encore cette boucle, mais ceci n'a pas été jugé rentable, au vu de la complexité de cette opération au vu des </text:span><text:span text:style-name="T9">maigres</text:span><text:span text:style-name="T8"> avantages qu'elle pouvait apporter </text:span><text:span text:style-name="T10">(la fréquence de rafraîchissement des capteurs est bien suffisante avec une boucle de 2,5ms)</text:span><text:span text:style-name="T8">.</text:span></text:p>
      <text:p text:style-name="P3"><text:span text:style-name="T8"><text:tab/></text:span><text:span text:style-name="T11">Une attention particulière a été apporté à la durée du PWM. </text:span><text:span text:style-name="T12">Celui-ci est affecté d'une durée exacte, </text:span><text:span text:style-name="T13">à la microsecondes près, </text:span><text:span text:style-name="T14">entre 1ms et 2ms</text:span><text:span text:style-name="T13">, </text:span><text:span text:style-name="T15">avec un pas de 4µs, </text:span><text:span text:style-name="T16">ce qui est largement suffisant pour cette application.</text:span></text:p>
      <text:p text:style-name="P3"><text:span text:style-name="T16"><text:tab/></text:span><text:span text:style-name="T81">Les timer ne sont jamais arrêtés ou relancés, et aucun calcul n'est effectué pour leur affecter une valeur. </text:span><text:span text:style-name="T82">Si tout cela marche bien, ce n'est pas par magie, </text:span><text:span text:style-name="T83">mais par réflexion et ajustement au « nop » si nécessaire (comme à la fin de l'initialisation</text:span><text:span text:style-name="T84">)</text:span><text:span text:style-name="T83">.</text:span></text:p>
      <text:p text:style-name="P33"/>
      <text:list xml:id="list3771836429773767842" text:style-name="L2">
        <text:list-item>
          <text:p text:style-name="P26">Détection de la piste et modification de la direction en conséquence</text:p>
        </text:list-item>
      </text:list>
      <text:p text:style-name="P34"><text:tab/>(encore susceptible de changer)</text:p>
      <text:p text:style-name="P34"/>
      <text:list xml:id="list2186511923797584189" text:style-name="L3">
        <text:list-item>
          <text:p text:style-name="P27">Stratégie de changement de vitesse</text:p>
        </text:list-item>
      </text:list>
      <text:p text:style-name="P35"><text:tab/>(encore susceptible de changer)</text:p>
      <text:p text:style-name="P35"/>
      <text:list xml:id="list3865217759197009766" text:style-name="L4">
        <text:list-item>
          <text:p text:style-name="P23"><text:span text:style-name="T17">Asservissement en vitesse </text:span><text:span text:style-name="T97">grâce à la codeuse</text:span></text:p>
        </text:list-item>
      </text:list>
      <text:p text:style-name="P4"><text:span text:style-name="T17"><text:tab/></text:span><text:span text:style-name="T18">L'asservissement en vitesse est permis par le circuit auxiliaire </text:span><text:span text:style-name="T19">équipé d'une diode </text:span><text:span text:style-name="T20">qui observe une bande de papier striée de noir et de blanc. </text:span><text:span text:style-name="T21">L'asservissement en vitesse réalisé est assez simple, puisqu'il se contente d'accélérer </text:span><text:span text:style-name="T22">si la véhicule s'arrête. </text:span><text:span text:style-name="T23">Plus exactement, le timer1 est utilisé en compteur sur une entrée extérieure </text:span><text:span text:style-name="T24">(T1) qui est relié au circuit auxiliaire. </text:span><text:span text:style-name="T25">Sa valeur est lue toutes les 500ms. Ce laps de temps assez grand permet au timer1 d'avoir des valeurs </text:span><text:span text:style-name="T26">peu bruitées. </text:span><text:span text:style-name="T27">Cela signifie également qu'entre deux changements de vitesse s'écoulent au moins 500ms, ce qui nous paraissait raisonnable.</text:span></text:p>
      <text:p text:style-name="P36"/>
      <text:list xml:id="list4797386694812717599" text:style-name="L5">
        <text:list-item>
          <text:p text:style-name="P28">Gestion des boutons poussoirs</text:p>
        </text:list-item>
      </text:list>
      <text:p text:style-name="P5"><text:span text:style-name="T28"><text:tab/></text:span><text:span text:style-name="T87">On a sur ce point (enfin) suivi l'énoncé (ou presque). Quand on appuie à droite, la voiture ralentit, quand on appuie à gauche, elle accélère, quand on appuie sur les deux elle ralentit. </text:span><text:span text:style-name="T88">Le code détecte un front descendant (avec des opérations logiques, sans utiliser d'interruptions)</text:span></text:p>
      <text:p text:style-name="P37"/>
      <text:list xml:id="list6942015216386167432" text:style-name="L6">
        <text:list-item>
          <text:p text:style-name="P29">Mode économie d'énergie</text:p>
        </text:list-item>
      </text:list>
      <text:p text:style-name="P9"><text:soft-page-break/><text:span text:style-name="T85"><text:tab/>Dès que c'est possible, le microcontrôleur passe en mode d'économie d'énergie (idle). </text:span><text:span text:style-name="T86">(calculer le pourcentage de temps idle sur temps total)</text:span></text:p>
      <text:p text:style-name="P38"/>
      <text:p text:style-name="P9"><text:span text:style-name="T28"><text:tab/></text:span><text:span text:style-name="T100">Conclusion </text:span><text:span text:style-name="T102">de la carte maître</text:span></text:p>
      <text:p text:style-name="P10"><text:span text:style-name="T38"><text:tab/></text:span><text:span text:style-name="T99">Le fonctionnement de la carte maître tel quel nous satisfait. </text:span><text:span text:style-name="T104">Il existe toujours des voies d'améliorations, notamment pour l'asservissement en vitesse qui reste assez simple.</text:span></text:p>
      <text:p text:style-name="P10"><text:span text:style-name="T104"><text:tab/></text:span><text:span text:style-name="T105">Nous avions également des idées plus complexes concernant le traitement des capteurs de ligne, mais elles s'avérèrent peu efficace</text:span><text:span text:style-name="T108">s</text:span><text:span text:style-name="T105"> </text:span><text:span text:style-name="T106">au fi</text:span><text:span text:style-name="T107">nal</text:span><text:span text:style-name="T105">.</text:span></text:p>
      <text:p text:style-name="P10"><text:span text:style-name="T38"><text:tab/></text:span><text:span text:style-name="T99">Nous</text:span><text:span text:style-name="T38"> n'avons pas trouvé d'idées </text:span><text:span text:style-name="T92">supplémentaires </text:span><text:span text:style-name="T38">à lui implanter.</text:span></text:p>
      <text:p text:style-name="P12"><text:span text:style-name="T29">Carte </text:span><text:span text:style-name="T30">E</text:span><text:span text:style-name="T29">sclave</text:span></text:p>
      <text:p text:style-name="P39"/>
      <text:p text:style-name="P52"><text:span text:style-name="T39">Fonctions réali</text:span><text:span text:style-name="T40">s</text:span><text:span text:style-name="T39">ées :</text:span></text:p>
      <text:p text:style-name="P47"><text:span text:style-name="T42">- </text:span><text:span text:style-name="T43">Threads sommaires</text:span></text:p>
      <text:p text:style-name="P46"><text:span text:style-name="T40">- Communication série </text:span><text:span text:style-name="T41">avec la balise</text:span></text:p>
      <text:p text:style-name="P48"><text:span text:style-name="T46">- Activation des lasers et de la sirène</text:span></text:p>
      <text:p text:style-name="P44"><text:span text:style-name="T43">- </text:span><text:span text:style-name="T44">Affichage LCD </text:span><text:span text:style-name="T45">d'un </text:span><text:span text:style-name="T89">PAC</text:span><text:span text:style-name="T90">-</text:span><text:span text:style-name="T89">MAN </text:span><text:span text:style-name="T91">animé</text:span></text:p>
      <text:p text:style-name="P45"><text:span text:style-name="T119">- </text:span><text:span text:style-name="T120">Mode</text:span><text:span text:style-name="T119"> économie d'énergie</text:span></text:p>
      <text:p text:style-name="P40"/>
      <text:list xml:id="list3087515913255776641" text:style-name="L7">
        <text:list-item>
          <text:p text:style-name="P24"><text:span text:style-name="T47">Threads sommaires</text:span></text:p>
        </text:list-item>
      </text:list>
      <text:p text:style-name="P8"><text:span text:style-name="T47"><text:tab/></text:span><text:span text:style-name="T48">Un mécanisme de threads sommaire a été mis en place. </text:span><text:span text:style-name="T49">D'une part parce que c'était un défi technique, et d'autre part parce que le développement de la partie LCD et de la partie balise+laser+sirène a été mené de manière indépendante. </text:span><text:span text:style-name="T50">Fusionner les deux auraient pu être long et fastidieux, alors que les threads permettaient de simplifier la tâche.</text:span></text:p>
      <text:p text:style-name="P8"><text:span text:style-name="T50"><text:tab/></text:span><text:span text:style-name="T51">Chaque thread possède sa </text:span><text:span text:style-name="T52">propre</text:span><text:span text:style-name="T51"> pile (de 16 mots chacune, </text:span><text:span text:style-name="T52">ce qui est a priori largement suffisant</text:span><text:span text:style-name="T51">) </text:span><text:span text:style-name="T53">et sa propre banque. </text:span><text:span text:style-name="T54">Le passage d'un thread à l'autre passe par une interruption de timer1, </text:span><text:span text:style-name="T55">qui overflow toutes les 25ms. </text:span><text:span text:style-name="T56">De plus, ces threads offrent deux outils : un mutex et une </text:span><text:span text:style-name="T117">procédure</text:span><text:span text:style-name="T56"> « sleep ».</text:span></text:p>
      <text:p text:style-name="P8"><text:span text:style-name="T56"><text:tab/></text:span><text:span text:style-name="T57">Le mutex est nécessaire car deux octets sont partagées entre les deux threads, </text:span><text:span text:style-name="T58">et qu'il faut attendre l'écriture complète </text:span><text:span text:style-name="T59">avant de les utiliser. </text:span><text:span text:style-name="T60">Les mutex sont possibles grâce à l'instruction « jbc » qui permet à la fois de tester un bit et de le modifier </text:span><text:span text:style-name="T61">de manière atomique. </text:span><text:span text:style-name="T62">Le mutex de ce programme est utilisé via les procédures « lock » et « unlock ». </text:span><text:span text:style-name="T63">Un mécanisme de protection a été mis en place et empêche </text:span><text:span text:style-name="T64">par exemple de déverrouiller une ressource utilisée par l'autre thread ou de s'attendre soi-même </text:span><text:span text:style-name="T65">(en cas de deux « lock » consécutifs </text:span><text:span text:style-name="T66">dans un même thread</text:span><text:span text:style-name="T65">, par exemple)</text:span><text:span text:style-name="T64">.</text:span></text:p>
      <text:p text:style-name="P7"><text:span text:style-name="T29"><text:tab/></text:span><text:span text:style-name="T67">Le fait de proposer une procédure « sleep » est important pour deux raisons. La première est qu'il n'y a plus de timer disponible pour les threads, qui ne peuvent donc les utiliser pour temporiser. </text:span><text:span text:style-name="T68">La seconde </text:span><text:span text:style-name="T69">qu'il aurait été possible que, pendant qu</text:span><text:span text:style-name="T70">'un thread</text:span><text:span text:style-name="T69"> attend, l'autre travaille. </text:span><text:span text:style-name="T70">Ce dernier point n'a pas été mis en place </text:span><text:span text:style-name="T71">car </text:span><text:span text:style-name="T72">trop peu rentable. </text:span><text:span text:style-name="T73">En effet, les seules temporisations nécessaires sont des temporisations de 50ms. </text:span><text:span text:style-name="T74">Il a donc été décidé que </text:span><text:span text:style-name="T75">pour faire dormir un thread, on mettrait </text:span><text:span text:style-name="T76">le microcontrôleur en mode idle pendant le reste de son cycle (près de 25ms) et qu'on laisserait l'autre thread agir (encore 25ms). </text:span><text:span text:style-name="T77">Cette temporisation n'est pas précise mais est suffisante dans </text:span><text:span text:style-name="T78">le</text:span><text:span text:style-name="T77"> cas </text:span><text:span text:style-name="T78">de</text:span><text:span text:style-name="T79">s threads de</text:span><text:span text:style-name="T78"> la carte esclave</text:span><text:span text:style-name="T77">.</text:span></text:p>
      <text:p text:style-name="P41"/>
      <text:list xml:id="list5115207651621155594" text:style-name="L8">
        <text:list-item>
          <text:p text:style-name="P50"><text:span text:style-name="T103">Commentaire sur l'absence de communication série entre l'esclave et le maître</text:span></text:p>
        </text:list-item>
      </text:list>
      <text:p text:style-name="P49"><text:span text:style-name="T101"><text:tab/></text:span><text:span text:style-name="T31">La série entre l'esclave et le maître nous paraissait à la fois peu utile, au vu des données échangées, et encombrant</text:span><text:span text:style-name="T109">e</text:span><text:span text:style-name="T31">, </text:span><text:span text:style-name="T32">car </text:span><text:span text:style-name="T110">elle</text:span><text:span text:style-name="T32"> nécessite un timer dédié de chaque côté. </text:span><text:span text:style-name="T33">Or, rien que la carte maître avait déjà ses deux timers </text:span><text:span text:style-name="T34">pris </text:span><text:span text:style-name="T35">(un pour compter le PWM, l'autre pour l'asservissement en vitesse), </text:span><text:span text:style-name="T36">sans possibilité d'en passer un en mode 3 </text:span><text:span text:style-name="T37">(deux timers en </text:span><text:span text:style-name="T111">un</text:span><text:span text:style-name="T37">).</text:span></text:p>
      <text:p text:style-name="P43"><text:span text:style-name="T37"><text:tab/></text:span><text:span text:style-name="T112">La rumeur selon laquelle nous </text:span><text:span text:style-name="T115">avons</text:span><text:span text:style-name="T112"> </text:span><text:span text:style-name="T113">interdit cette </text:span><text:span text:style-name="T116">asservissement</text:span><text:span text:style-name="T113"> entre esclave et maître pour raison éthique </text:span><text:span text:style-name="T114">de lutte contre l'esclavagisme est infondée, </text:span><text:span text:style-name="T118">quoiqu'intéressante</text:span><text:span text:style-name="T114">.</text:span></text:p>
      <text:p text:style-name="P43"><text:span text:style-name="T114"/></text:p>
      <text:p text:style-name="P30"><text:tab/><text:span text:style-name="T122">Conclusion </text:span><text:span text:style-name="T123">de la carte esclave</text:span></text:p>
      <text:p text:style-name="P30"/>
      <text:p text:style-name="P41"/>
      <text:p text:style-name="P41"/>
      <text:p text:style-name="P57"><text:span text:style-name="T124">Conclusion</text:span></text:p>
      <text:p text:style-name="P54"><text:span text:style-name="T124"/></text:p>
      <text:p text:style-name="P31"><text:span text:style-name="T125">Notre impression sur ce P</text:span><text:span text:style-name="T126">1</text:span></text:p>
      <text:p text:style-name="P42"><text:span text:style-name="T126"/></text:p>
      <text:p text:style-name="P32"><text:span text:style-name="T126">Le résultat de la course</text:span></text:p>
      <text:p text:style-name="P55"><text:span text:style-name="T126">(qu'on va gagner bien sûr)</text:span></text:p>
      <text:p text:style-name="P51"><text:span text:style-name="T1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21:48:58.53</meta:creation-date>
    <dc:date>2014-03-03T23:02:58.44</dc:date>
    <meta:editing-duration>PT1H6M23S</meta:editing-duration>
    <meta:editing-cycles>186</meta:editing-cycles>
    <meta:generator>LibreOffice/4.0.5.2$Windows_x86 LibreOffice_project/5464147a081647a250913f19c0715bca595af2f</meta:generator>
    <meta:document-statistic meta:table-count="0" meta:image-count="4" meta:object-count="0" meta:page-count="5" meta:paragraph-count="57" meta:word-count="1092" meta:character-count="6566" meta:non-whitespace-character-count="5489"/>
  </office:meta>
</office:document-meta>
</file>